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f68" officeooo:paragraph-rsid="00181f68"/>
    </style:style>
    <style:style style:name="P2" style:family="paragraph" style:parent-style-name="Standard">
      <style:text-properties officeooo:rsid="00181f68" officeooo:paragraph-rsid="00181f68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a7e5a" officeooo:paragraph-rsid="001a7e5a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color="#21409a" fo:font-size="11pt" officeooo:rsid="001a7e5a" officeooo:paragraph-rsid="001a7e5a" style:font-size-asian="11pt" style:font-size-complex="11pt"/>
    </style:style>
    <style:style style:name="P6" style:family="paragraph" style:parent-style-name="Standard">
      <style:text-properties fo:color="#21409a" fo:font-size="11pt" officeooo:rsid="001a7e5a" officeooo:paragraph-rsid="001ae2e6" style:font-size-asian="11pt" style:font-size-complex="11pt"/>
    </style:style>
    <style:style style:name="P7" style:family="paragraph" style:parent-style-name="Standard">
      <style:text-properties fo:color="#21409a" fo:font-size="11pt" officeooo:rsid="001ae2e6" officeooo:paragraph-rsid="001ae2e6" style:font-size-asian="11pt" style:font-size-complex="11pt"/>
    </style:style>
    <style:style style:name="P8" style:family="paragraph" style:parent-style-name="Standard">
      <style:text-properties fo:color="#000000" fo:font-size="15pt" officeooo:rsid="001ae2e6" officeooo:paragraph-rsid="001ae2e6" style:font-size-asian="13.1000003814697pt" style:font-size-complex="15pt"/>
    </style:style>
    <style:style style:name="P9" style:family="paragraph" style:parent-style-name="Standard">
      <style:text-properties officeooo:rsid="001ae2e6" officeooo:paragraph-rsid="001ae2e6"/>
    </style:style>
    <style:style style:name="T1" style:family="text">
      <style:text-properties officeooo:rsid="001826bd"/>
    </style:style>
    <style:style style:name="T2" style:family="text">
      <style:text-properties officeooo:rsid="0019220c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a7e5a" style:font-weight-asian="normal" style:font-weight-complex="normal"/>
    </style:style>
    <style:style style:name="T5" style:family="text">
      <style:text-properties style:text-underline-style="none" fo:font-weight="normal" officeooo:rsid="001ae2e6" style:font-weight-asian="normal" style:font-weight-complex="normal"/>
    </style:style>
    <style:style style:name="T6" style:family="text">
      <style:text-properties fo:color="#21409a" fo:font-size="11pt" style:text-underline-style="none" fo:font-weight="normal" style:font-size-asian="11pt" style:font-weight-asian="normal" style:font-size-complex="11pt" style:font-weight-complex="normal"/>
    </style:style>
    <style:style style:name="T7" style:family="text">
      <style:text-properties fo:color="#21409a" fo:font-size="11pt" style:text-underline-style="none" fo:font-weight="normal" officeooo:rsid="001a7e5a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se 2</text:p>
      <text:p text:style-name="P4"><text:span text:style-name="T4">1.</text:span></text:p>
      <text:p text:style-name="P5"><text:span text:style-name="T3">PROGRAMA ejercicio1</text:span></text:p>
      <text:p text:style-name="P5"><text:span text:style-name="T3"><text:tab/>num, cont:ENTERO</text:span></text:p>
      <text:p text:style-name="P5"><text:span text:style-name="T3"><text:tab/></text:span></text:p>
      <text:p text:style-name="P5"><text:span text:style-name="T3"><text:tab/>num←0</text:span></text:p>
      <text:p text:style-name="P5"><text:span text:style-name="T3"/></text:p>
      <text:p text:style-name="P5"><text:span text:style-name="T3"><text:tab/>PARA cont DE 1 A 100 CON INC=1</text:span></text:p>
      <text:p text:style-name="P5"><text:span text:style-name="T3"><text:tab/><text:tab/>num←num+1</text:span></text:p>
      <text:p text:style-name="P5"><text:span text:style-name="T3"><text:tab/><text:tab/>ESCRIBIR num</text:span></text:p>
      <text:p text:style-name="P5"><text:span text:style-name="T3"><text:tab/><text:tab/></text:span></text:p>
      <text:p text:style-name="P5"><text:span text:style-name="T3"><text:tab/><text:tab/></text:span><text:span text:style-name="T5">SI num%7=0</text:span></text:p>
      <text:p text:style-name="P6"><text:span text:style-name="T5"><text:tab/><text:tab/><text:tab/>ESCRIBIR </text:span><text:span text:style-name="T3">"The number “</text:span><text:span text:style-name="T5">num”</text:span><text:span text:style-name="T3"> is a multiple of 7"</text:span></text:p>
      <text:p text:style-name="P6"><text:span text:style-name="T3"><text:tab/><text:tab/></text:span><text:span text:style-name="T5">FIN SI</text:span></text:p>
      <text:p text:style-name="P6"><text:span text:style-name="T5"/></text:p>
      <text:p text:style-name="P6"><text:span text:style-name="T5"><text:tab/><text:tab/>SI num%13=0</text:span></text:p>
      <text:p text:style-name="P6"><text:span text:style-name="T5"><text:tab/><text:tab/><text:tab/>ESCRIBIR </text:span><text:span text:style-name="T3">"The number xx is a multiple of 13"</text:span></text:p>
      <text:p text:style-name="P6"><text:span text:style-name="T3"><text:tab/><text:tab/></text:span><text:span text:style-name="T5">FIN SI</text:span></text:p>
      <text:p text:style-name="P6"><text:span text:style-name="T5"><text:tab/>FIN PARA</text:span></text:p>
      <text:p text:style-name="P7"><text:span text:style-name="T3">FIN PROGRAMA</text:span></text:p>
      <text:p text:style-name="P8"><text:span text:style-name="T3">2.</text:span></text:p>
      <text:p text:style-name="P6"><text:span text:style-name="T3">PROGRAMA ejercicio</text:span><text:span text:style-name="T5">2</text:span></text:p>
      <text:p text:style-name="P8"><text:span text:style-name="T3">3.</text:span></text:p>
      <text:p text:style-name="P6"><text:span text:style-name="T3">PROGRAMA ejercicio</text:span><text:span text:style-name="T5">3</text:span></text:p>
      <text:p text:style-name="P8"><text:span text:style-name="T3">4.</text:span></text:p>
      <text:p text:style-name="P6"><text:span text:style-name="T3">PROGRAMA ejercicio</text:span><text:span text:style-name="T5">4</text:span></text:p>
      <text:p text:style-name="P8"><text:span text:style-name="T3">5.</text:span></text:p>
      <text:p text:style-name="P6"><text:span text:style-name="T3">PROGRAMA ejercicio</text:span><text:span text:style-name="T5">5</text:span></text:p>
      <text:p text:style-name="P8"><text:span text:style-name="T3">6.</text:span></text:p>
      <text:p text:style-name="P6"><text:span text:style-name="T3">PROGRAMA ejercicio</text:span><text:span text:style-name="T5">6</text:span></text:p>
      <text:p text:style-name="P6"><text:span text:style-name="T5"><text:tab/>numa, numb,i,result:ENTERO</text:span></text:p>
      <text:p text:style-name="P6"><text:span text:style-name="T5"/></text:p>
      <text:p text:style-name="P6"><text:span text:style-name="T5"><text:tab/>ESCRIBIR Enter one number:</text:span></text:p>
      <text:p text:style-name="P6"><text:span text:style-name="T5"><text:tab/>LEER numa</text:span></text:p>
      <text:p text:style-name="P6"><text:span text:style-name="T5"><text:tab/>ESCRIBIR Enter one number:</text:span></text:p>
      <text:p text:style-name="P6"><text:span text:style-name="T5"><text:tab/>LEER numb</text:span></text:p>
      <text:p text:style-name="P6"><text:span text:style-name="T5"><text:tab/></text:span></text:p>
      <text:p text:style-name="P6"><text:span text:style-name="T5"><text:tab/>result&lt;=0</text:span></text:p>
      <text:p text:style-name="P6"><text:span text:style-name="T5"/></text:p>
      <text:p text:style-name="P6"><text:span text:style-name="T5"><text:tab/>PARA<text:tab/>i DE 0 A numb CON INC=1</text:span></text:p>
      <text:p text:style-name="P6"><text:span text:style-name="T5"><text:tab/><text:tab/>result&lt;=result+numa</text:span></text:p>
      <text:p text:style-name="P6"><text:span text:style-name="T5"><text:tab/>FIN PARA</text:span></text:p>
      <text:p text:style-name="P6"><text:span text:style-name="T5"><text:tab/>ESCRIBIR The product is “result”</text:span></text:p>
      <text:p text:style-name="P6"><text:span text:style-name="T5">FIN PROGRAMA</text:span></text:p>
      <text:p text:style-name="P8"><text:span text:style-name="T3">7.</text:span></text:p>
      <text:p text:style-name="P6"><text:span text:style-name="T3">PROGRAMA ejercicio</text:span><text:span text:style-name="T5">7</text:span></text:p>
      <text:p text:style-name="P8"><text:span text:style-name="T3">8.</text:span></text:p>
      <text:p text:style-name="P6"><text:span text:style-name="T3">PROGRAMA ejercicio</text:span><text:span text:style-name="T5">8</text:span></text:p>
      <text:p text:style-name="P8"><text:span text:style-name="T3">9.</text:span></text:p>
      <text:p text:style-name="P6"><text:span text:style-name="T3">PROGRAMA ejercicio</text:span><text:span text:style-name="T5">9</text:span></text:p>
      <text:p text:style-name="P8"><text:span text:style-name="T3">10.</text:span></text:p>
      <text:p text:style-name="P9"><text:span text:style-name="T7">PROGRAMA ejercicio</text:span><text:span text:style-name="T6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09:56:22.754206202</meta:creation-date>
    <dc:date>2019-10-23T12:25:49.467182544</dc:date>
    <meta:editing-duration>PT43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8" meta:word-count="109" meta:character-count="678" meta:non-whitespace-character-count="577"/>
  </office:meta>
</office:document-meta>
</file>